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progressbar/"/>
  <manifest:file-entry manifest:media-type="" manifest:full-path="Object 1/floater/"/>
  <manifest:file-entry manifest:media-type="" manifest:full-path="Object 1/popupmenu/"/>
  <manifest:file-entry manifest:media-type="" manifest:full-path="Object 1/menubar/"/>
  <manifest:file-entry manifest:media-type="" manifest:full-path="Object 1/toolbar/"/>
  <manifest:file-entry manifest:media-type="" manifest:full-path="Object 1/images/Bitmaps/"/>
  <manifest:file-entry manifest:media-type="" manifest:full-path="Object 1/images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" manifest:full-path="Object 1/statusbar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accelerator/"/>
  <manifest:file-entry manifest:media-type="text/xml" manifest:full-path="Object 2/content.xml"/>
  <manifest:file-entry manifest:media-type="" manifest:full-path="Object 2/progressbar/"/>
  <manifest:file-entry manifest:media-type="" manifest:full-path="Object 2/floater/"/>
  <manifest:file-entry manifest:media-type="" manifest:full-path="Object 2/popupmenu/"/>
  <manifest:file-entry manifest:media-type="" manifest:full-path="Object 2/menubar/"/>
  <manifest:file-entry manifest:media-type="" manifest:full-path="Object 2/toolbar/"/>
  <manifest:file-entry manifest:media-type="" manifest:full-path="Object 2/images/Bitmaps/"/>
  <manifest:file-entry manifest:media-type="" manifest:full-path="Object 2/images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" manifest:full-path="Object 2/statusbar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progressbar/"/>
  <manifest:file-entry manifest:media-type="" manifest:full-path="Object 3/floater/"/>
  <manifest:file-entry manifest:media-type="" manifest:full-path="Object 3/popupmenu/"/>
  <manifest:file-entry manifest:media-type="" manifest:full-path="Object 3/menubar/"/>
  <manifest:file-entry manifest:media-type="" manifest:full-path="Object 3/toolbar/"/>
  <manifest:file-entry manifest:media-type="" manifest:full-path="Object 3/images/Bitmaps/"/>
  <manifest:file-entry manifest:media-type="" manifest:full-path="Object 3/images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" manifest:full-path="Object 3/statusbar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_32__20_Dots_20_1_20_Dash" svg:stroke-color="#80808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svg:stroke-width="0.051cm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="Arrowheads_20_3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_20__28_var_29_" svg:stroke-width="0.051cm" svg:stroke-color="#808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svg:stroke-color="#800000" draw:marker-start-width="0.276cm" draw:marker-end="Arrowheads_20_2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149cm" svg:height="5.519cm" svg:x="4.81cm" svg:y="13.261cm">
            <text:p/>
            <draw:enhanced-geometry svg:viewBox="0 0 21600 21600" draw:type="rectangle" draw:enhanced-path="M 0 0 L 21600 0 21600 21600 0 21600 0 0 Z N"/>
          </draw:custom-shape>
          <draw:path draw:style-name="gr2" draw:text-style-name="P1" draw:layer="layout" svg:width="6.349cm" svg:height="5.08cm" svg:x="4.81cm" svg:y="13.7cm" svg:viewBox="0 0 6350 5081" svg:d="m0 5080c1905 0 2270 58 3175-635 840-644 3175-4445 3175-4445">
            <text:p/>
          </draw:path>
          <draw:line draw:style-name="gr3" draw:text-style-name="P1" draw:layer="layout" svg:x1="4.81cm" svg:y1="19.415cm" svg:x2="4.81cm" svg:y2="12.174cm">
            <text:p/>
          </draw:line>
          <draw:line draw:style-name="gr3" draw:text-style-name="P1" draw:layer="layout" svg:x1="4.175cm" svg:y1="18.78cm" svg:x2="13.024cm" svg:y2="18.78cm">
            <text:p/>
          </draw:line>
          <draw:line draw:style-name="gr4" draw:text-style-name="P1" draw:layer="layout" svg:x1="9.52cm" svg:y1="18.78cm" svg:x2="9.52cm" svg:y2="16.24cm">
            <text:p/>
          </draw:line>
          <draw:polyline draw:style-name="gr4" draw:text-style-name="P1" draw:layer="layout" svg:width="4.709cm" svg:height="-0.001cm" draw:transform="rotate (-3.1415926535892) translate (9.52cm 16.24cm)" svg:viewBox="0 0 4710 0" draw:points="0,-32480 2805,-32480 4710,-32480">
            <text:p/>
          </draw:polyline>
          <draw:frame draw:style-name="gr5" draw:layer="layout" svg:width="0.366cm" svg:height="0.469cm" svg:x="4.175cm" svg:y="15.771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style-name="gr4" draw:text-style-name="P1" draw:layer="layout" svg:x1="6.62cm" svg:y1="18.78cm" svg:x2="6.62cm" svg:y2="16.24cm">
            <text:p/>
          </draw:line>
          <draw:custom-shape draw:style-name="gr6" draw:text-style-name="P1" draw:layer="layout" svg:width="0.163cm" svg:height="0.163cm" svg:x="9.421cm" svg:y="16.1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1" draw:layer="layout" svg:width="0.163cm" svg:height="0.163cm" svg:x="6.572cm" svg:y="16.16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5" draw:layer="layout" svg:width="0.586cm" svg:height="0.529cm" svg:x="9.191cm" svg:y="18.717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5" draw:layer="layout" svg:width="0.586cm" svg:height="0.529cm" svg:x="6.329cm" svg:y="18.68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line draw:style-name="gr7" draw:text-style-name="P1" draw:layer="layout" svg:x1="9.421cm" svg:y1="16.24cm" svg:x2="6.735cm" svg:y2="16.2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marker draw:name="Arrowheads_20_3" draw:display-name="Arrowheads 3" svg:viewBox="0 0 1131 2256" svg:d="m1127 2120-449-2006-9-42-25-39-38-25-38-8-43 8-38 25-25 39-9 42-449 2006v13l-4 9 9 42 25 38 38 25 42 9h903l42-9 38-25 26-38 8-42v-9z"/>
    <draw:marker draw:name="Arrowheads_20_4" draw:display-name="Arrowheads 4" svg:viewBox="0 0 1013 1130" svg:d="m1009 1050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fael Calsaverini</meta:initial-creator>
    <meta:creation-date>2010-06-24T15:02:44</meta:creation-date>
    <dc:date>2010-06-24T15:39:10</dc:date>
    <dc:creator>Rafael Calsaverini</dc:creator>
    <meta:editing-duration>PT00H20M34S</meta:editing-duration>
    <meta:editing-cycles>3</meta:editing-cycles>
    <meta:generator>OpenOffice.org/3.2$Unix OpenOffice.org_project/320m12$Build-9483</meta:generator>
    <meta:document-statistic meta:object-count="14"/>
  </office:meta>
</office:document-meta>
</file>

<file path=Object 1/content.xml><?xml version="1.0" encoding="utf-8"?>
<math xmlns="http://www.w3.org/1998/Math/MathML">
  <semantics>
    <mi>I</mi>
    <annotation encoding="StarMath 5.0">I</annotation>
  </semantics>
</math>
</file>

<file path=Object 2/content.xml><?xml version="1.0" encoding="utf-8"?>
<math xmlns="http://www.w3.org/1998/Math/MathML">
  <semantics>
    <msub>
      <mo stretchy="false">ρ</mo>
      <mn>0</mn>
    </msub>
    <annotation encoding="StarMath 5.0">%rho_0</annotation>
  </semantics>
</math>
</file>

<file path=Object 3/content.xml><?xml version="1.0" encoding="utf-8"?>
<math xmlns="http://www.w3.org/1998/Math/MathML">
  <semantics>
    <msub>
      <mo stretchy="false">ρ</mo>
      <mn>1</mn>
    </msub>
    <annotation encoding="StarMath 5.0">%rho_1</annotation>
  </semantics>
</math>
</file>